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
            <text:p>solution</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président colombien Gustavo Petro a dit ce mercredi vouloir se « défendre judiciairement » après avoir été qualifié de « voyou » par son homologue américain XXXX XXXX lors d’une conférence de presse. Dans le même temps, Washington a à nouveau frappé un bateau soupçonné de trafic de drogue dans l’océan Pacifique, portant le total à cinq morts en deux jours. XXXX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XXXX XXXX lors d’une conférence de presse. Dans le même temps, Washington a à nouveau frappé un bateau soupçonné de trafic de drogue dans l’océan Pacifique, portant le total à cinq morts en deux jours. XXXX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DonaldTrump">
            <text:p>DonaldTrump</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XXXX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XXXX.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XXXX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XXXX.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Colombie">
            <text:p>Colombie</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XXXX XXXX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XXXX XXXX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RapaNui">
            <text:p>RapaNui</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XXXX dans un communiqué, sans toutefois fournir de liste complète. Parmi eux figurent également le chef d’état-major israélien, Eyal Zamir, indique le parquet d’XXXX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XXXX dans un communiqué, sans toutefois fournir de liste complète. Parmi eux figurent également le chef d’état-major israélien, Eyal Zamir, indique le parquet d’XXXX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Istanbul">
            <text:p>Istanbul</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XXXX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XXXX buscadores (« Les guerriers chercheurs »).</text:p>
          </table:table-cell>
          <table:table-cell office:value-type="string" office:string-value="Guerreros">
            <text:p>Guerreros</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XXXX.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XXXX.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Washington">
            <text:p>Washington</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XXXX,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XXXX,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Kybartai">
            <text:p>Kybartai</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XXXX XXXX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XXXX XXXX a enregistré une vidéo dans laquelle il dénonce cette incartade.</text:p>
          </table:table-cell>
          <table:table-cell office:value-type="string" office:string-value="GitanasNauséda">
            <text:p>GitanasNauséda</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XXXX XXXX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XXXX XXXX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HenriVIII">
            <text:p>HenriVIII</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XXXX XXXX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XXXX XXXX a réfutée jeudi. « Il s’agit d’une relation renforcée qui va bien au-delà des simples relations diplomatiques », a-t-il assuré.</text:p>
          </table:table-cell>
          <table:table-cell office:value-type="string" office:string-value="MarcoRubio">
            <text:p>MarcoRubio</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XXXX ont donc pu suivre Lamine Yamal et les siens dans leur préparation de la rencontre de championnat qui les opposera au Celta Vigo dimanche soir (21 heures).Tous les bénéfices de cette opération seront reversés à l’association Pulseras XXXX,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XXXX ont donc pu suivre Lamine Yamal et les siens dans leur préparation de la rencontre de championnat qui les opposera au Celta Vigo dimanche soir (21 heures).Tous les bénéfices de cette opération seront reversés à l’association Pulseras XXXX, qui œuvre pour soutenir les enfants hospitalisés.</text:p>
          </table:table-cell>
          <table:table-cell office:value-type="string" office:string-value="Blaugrana">
            <text:p>Blaugrana</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XXXX XXXX.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XXXX XXXX.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AntonFisyura">
            <text:p>AntonFisyura</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XXXX XXXX.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XXXX XXXX.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KimberlyAsa">
            <text:p>KimberlyAsa</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XXX XXXX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XXX XXXX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XiJinping">
            <text:p>XiJinping</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XXXX qui est visé ce vendredi matin par le survol d’un drone, selon plusieurs médias belges dont Le Soir et La Libre qui citent Skeyes, le gestionnaire du trafic aérien en Belgique.D’après l’aéroport de XXXX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XXXX qui est visé ce vendredi matin par le survol d’un drone, selon plusieurs médias belges dont Le Soir et La Libre qui citent Skeyes, le gestionnaire du trafic aérien en Belgique.D’après l’aéroport de XXXX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Liège">
            <text:p>Liège</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XXXX XXXX XXXX a tiré au moins un « missile balistique non identifié » vendredi, a annoncé l’armée sud-coréenne, huit jours après le feu vert donné par Donald Trump au projet sud-coréen de construction d’un sous-marin à propulsion nucléaire. « La XXXX XXXX XXXX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XXXX XXXX XXXX a tiré au moins un « missile balistique non identifié » vendredi, a annoncé l’armée sud-coréenne, huit jours après le feu vert donné par Donald Trump au projet sud-coréen de construction d’un sous-marin à propulsion nucléaire. « La XXXX XXXX XXXX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CoréeduNord">
            <text:p>CoréeduNord</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XXXX,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XXXX (sa valeur en Bourse) et d’autres objectifs économiques.">
            <text:p>Jackpot : le nouveau plan de rémunération du patron de XXXX,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XXXX (sa valeur en Bourse) et d’autres objectifs économiques.</text:p>
          </table:table-cell>
          <table:table-cell office:value-type="string" office:string-value="Tesla">
            <text:p>Tesla</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XXXX, dans le sud du Liban.« L’armée israélienne a lancé une série de frappes contre des cibles militaires du XXXX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XXXX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XXXX, dans le sud du Liban.« L’armée israélienne a lancé une série de frappes contre des cibles militaires du XXXX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XXXX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Hezbollah">
            <text:p>Hezbollah</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dirigé par la gauche depuis 2018, le général XXXX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XXXX les plus partagées sur Internet, figurent régulièrement la construction de barrages, la prospérité économique et la création d’un système de sécurité sociale, avec comme conclusion systématique de ces publications que « sous XXXX, on vivait mieux ».">
            <text:p>Dans un pays pourtant dirigé par la gauche depuis 2018, le général XXXX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XXXX les plus partagées sur Internet, figurent régulièrement la construction de barrages, la prospérité économique et la création d’un système de sécurité sociale, avec comme conclusion systématique de ces publications que « sous XXXX, on vivait mieux ».</text:p>
          </table:table-cell>
          <table:table-cell office:value-type="string" office:string-value="Franco">
            <text:p>Franco</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Le bilan de l’incendie qui a ravagé un complexe résidentiel de XXXX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XXXX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Hongkong">
            <text:p>Hongkong</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XXXX,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XXXX,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DJI">
            <text:p>DJI</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XXXX XXXX,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XXXX XXXX,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RafaelitoAlejandro">
            <text:p>RafaelitoAlejandro</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XXXX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XXXX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YouTube">
            <text:p>YouTube</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XXXX XXXX a été formellement décoré mardi par le roi Charles III lors d’une cérémonie au château de Windsor.En costume trois-pièces gris avec queue de pie et cravate assortie, XXXX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XXXX XXXX a été formellement décoré mardi par le roi Charles III lors d’une cérémonie au château de Windsor.En costume trois-pièces gris avec queue de pie et cravate assortie, XXXX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DavidBeckham">
            <text:p>DavidBeckham</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3,47 milliards d’euros), 60 % du capital de sa filiale chinoise à la société d’investissement hongkongaise XXXX XXXX,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XXXX XXXX,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BoyuCapital">
            <text:p>BoyuCapital</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XXXX XXXX,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XXXX XXXX, 66 ans, de nationalité roumaine, est resté « conscient » pendant le sauvetage, avait indiqué le ministère roumain des Affaires étrangères.</text:p>
          </table:table-cell>
          <table:table-cell office:value-type="string" office:string-value="OctayStroici">
            <text:p>OctayStroici</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2023, la guerre au XXXX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XXXX,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XXXX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XXXX,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Soudan">
            <text:p>Soudan</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XXXX XXXX,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XXXX XXXX,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BerndBaumann">
            <text:p>BerndBaumann</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XXXX,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XXXX,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Arizona">
            <text:p>Arizona</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XXXX.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XXXX.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ondres">
            <text:p>Londres</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XXXX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XXXX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Ukraine">
            <text:p>Ukraine</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XXXX XXXX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XXXX XXXX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JohnMagufuli">
            <text:p>JohnMagufuli</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XXXX,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XXXX, dit « Boré », sont déjà emprisonnés. Mardi, ce sont d’autres cibles qui étaient visées, à commencer par Edgar Alves de Andrade, alias « Doca » et Pedro Paulo Guedes, dit « Pedro Bala ».</text:p>
          </table:table-cell>
          <table:table-cell office:value-type="string" office:string-value="Lima">
            <text:p>Lima</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XXXX,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XXXX,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Charlotte">
            <text:p>Charlotte</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XXXX,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XXXX,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Nasa">
            <text:p>Nasa</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XXXX XXXX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XXXX XXXX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FuerzaPopular">
            <text:p>FuerzaPopular</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XXXX XXXX tenu en échec par le centriste pro-européen Rob Jetten, le soulagement - voire une pointe d’euphorie - est palpable chez nombre de diplomates ou hauts fonctionnaires de l’UE.Certes, le trublion europhobe XXXX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XXXX XXXX tenu en échec par le centriste pro-européen Rob Jetten, le soulagement - voire une pointe d’euphorie - est palpable chez nombre de diplomates ou hauts fonctionnaires de l’UE.Certes, le trublion europhobe XXXX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GeertWilders">
            <text:p>GeertWilders</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a XXXX prévoit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XXXX prévoit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France">
            <text:p>France</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rapporté jeudi le ministère de l’Intérieur. Seule la fille âgée de 18 ans a pu être extraite vivante des ruines de cet édifice de sept étages, à XXXX,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 Seule la fille âgée de 18 ans a pu être extraite vivante des ruines de cet édifice de sept étages, à XXXX, en périphérie est d’Istanbul sur la rive nord de la mer de Marmara, qui s’est effondré mercredi matin aux alentours de 7 heures (5 heures en France).</text:p>
          </table:table-cell>
          <table:table-cell office:value-type="string" office:string-value="Gebze">
            <text:p>Gebze</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XXXX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XXXX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UE">
            <text:p>UE</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XXXX XXXX. 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XXXX XXXX. Le ministre a demandé « aux personnes vivant près des rivières saisonnières et des zones ayant subi des glissements de terrain la nuit dernière de se déplacer vers des endroits plus sûrs ».</text:p>
          </table:table-cell>
          <table:table-cell office:value-type="string" office:string-value="KipchumbaMurkomen">
            <text:p>KipchumbaMurkomen</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XXXX,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XXXX,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Halloween">
            <text:p>Halloween</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XXXX XXXX.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XXXX XXXX.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ChineNouvelle">
            <text:p>ChineNouvelle</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XXXX XXXX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XXXX XXXX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MarkCarney">
            <text:p>MarkCarney</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XXXX)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XXXX)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Allemagne">
            <text:p>Allemagne</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XXXX.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XXXX.Le suspect, âgé de 30 ans et qui a un casier judiciaire, a été identifié dans les six heures qui ont suivi, et arrêté, pour « comportement inapproprié et harcèlement », a-t-il précisé.</text:p>
          </table:table-cell>
          <table:table-cell office:value-type="string" office:string-value="Dandotiya">
            <text:p>Dandotiya</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XXXX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XXXX se sont aventurés près des côtes vénézuéliennes. Un engin de type B-1B aurait fait de même jeudi, en dépit des dénégations de Donald Trump.</text:p>
          </table:table-cell>
          <table:table-cell office:value-type="string" office:string-value="B-52s’">
            <text:p>B-52s’</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XXXX XXXX, une députée proche des partis de gauche attachée à la neutralité militaire du pays.Déjà donnée largement en tête des sondages précédant l’élection de ce samedi, XXXX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XXXX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XXXX XXXX, une députée proche des partis de gauche attachée à la neutralité militaire du pays.Déjà donnée largement en tête des sondages précédant l’élection de ce samedi, XXXX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XXXX a affirmé pendant la campagne vouloir être « une présidente pour tous les citoyens, en particulier pour ceux qui sont souvent exclus et réduits au silence ».</text:p>
          </table:table-cell>
          <table:table-cell office:value-type="string" office:string-value="CatherineConnolly">
            <text:p>CatherineConnolly</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XXXX XXXX.«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XXXX XXXX.«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AmiroucheBakouri">
            <text:p>AmiroucheBakouri</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heures après les incidents survenus ce jeudi 6 novembre au soir pendant le concert israélien à la XXXX XXXX XXXX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XXXX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XXXX XXXX XXXX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XXXX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Philharmonie">
            <text:p>Philharmonie</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ce qu’on appelle un serpent de mer. Le sujet de la piétonnisation de la butte XXXX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XXXX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Montmartre’">
            <text:p>‘Montmartre’</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XXXX (XVIIIe arrondissement de Paris). Par conséquent, à 16h30, le boulevard périphérique a été fermé dans les deux sens au niveau de la porte de XXXX.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XXXX (XVIIIe arrondissement de Paris). Par conséquent, à 16h30, le boulevard périphérique a été fermé dans les deux sens au niveau de la porte de XXXX.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Clignancourt">
            <text:p>Clignancourt</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flambant neuf à XXXX,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XXXX,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Valenton">
            <text:p>Valenton</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XXXX.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XXXX. » Aujourd’hui, les identifications deviennent rarissimes.</text:p>
          </table:table-cell>
          <table:table-cell office:value-type="string" office:string-value="Ourcq">
            <text:p>Ourcq</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XXXX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XXXX est réputé pour ses conditions particulièrement difficiles pour les personnes détenues. En décembre 2024, un homme y avait trouvé la mort. En réaction aux accusations de viols — des faits « inimaginables » et « inacceptables » —, la présidente du tribunal, Anne Auclair-Rabinovitch, a annoncé la création d’une « commission dépôt ». ">
            <text:p>Les chefs de juridiction du tribunal de XXXX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XXXX est réputé pour ses conditions particulièrement difficiles pour les personnes détenues. En décembre 2024, un homme y avait trouvé la mort. En réaction aux accusations de viols — des faits « inimaginables » et « inacceptables » —, la présidente du tribunal, Anne Auclair-Rabinovitch, a annoncé la création d’une « commission dépôt ». </text:p>
          </table:table-cell>
          <table:table-cell office:value-type="string" office:string-value="Bobigny">
            <text:p>Bobigny</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XXXX,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XXXX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XXXX,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XXXX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Mediapart">
            <text:p>Mediapart</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auront suffi. À peine installée au BHV Marais, la marque de prêt-à-porter féminin XXXX XXXX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XXXX XXXX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KarmaKoma">
            <text:p>KarmaKoma</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XXXX,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XXXX,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Charleroi">
            <text:p>Charleroi</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XXXX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XXXX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Japan">
            <text:p>Japan</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XXXX XXXX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XXXX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XXXX XXXX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XXXX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RoumenRadev">
            <text:p>RoumenRadev</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inouïe qui s’est déroulée mercredi 5 novembre, en pleine rue, à XXXX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XXXX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Villejuif">
            <text:p>Villejuif</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la formule. Auteur d’une excellente année 2024 ponctuée par plus de 650 000 euros de gains, l’entraîneur installé à Saint-Denis-de-Gastines (XXXX)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XXXX)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Mayenne">
            <text:p>Mayenne</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 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 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
            <text:p>!!!</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XXXX XXXX,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XXXX XXXX, la directrice du musée a jugé le rapport très critique. « La Cour des comptes a tort d’être aussi sévère », estime Laurence des Cars. </text:p>
          </table:table-cell>
          <table:table-cell office:value-type="string" office:string-value="FranceInfo">
            <text:p>FranceInfo</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XXXX XXXX,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XXXX XXXX,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KamHugh">
            <text:p>KamHugh</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XXXX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XXXX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hristina">
            <text:p>Christina</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XXXX.">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XXXX.</text:p>
          </table:table-cell>
          <table:table-cell office:value-type="string" office:string-value="Internet">
            <text:p>Internet</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de Paris commerces, l’opérateur du commerce de proximité de la Ville de Paris. Plus de 30 ans après sa création en 1994, le Viaduc des arts de l’avenue XXXX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XXXX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Daumesnil">
            <text:p>Daumesnil</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XXXX,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XXXX invite désormais les plus curieux et les plus téméraires à trouver le précieux sésame à travers une gigantesque chasse au trésor à travers le monde.Depuis le début de l’été, grâce à ses nombreux contacts, XXXX a dispersé à Paris et aux quatre coins du globe 10 000 pièces de monnaie à son effigie, ornées de symboles à décrypter.">
            <text:p>Une chasse au trésor grandeur nature. XXXX,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XXXX invite désormais les plus curieux et les plus téméraires à trouver le précieux sésame à travers une gigantesque chasse au trésor à travers le monde.Depuis le début de l’été, grâce à ses nombreux contacts, XXXX a dispersé à Paris et aux quatre coins du globe 10 000 pièces de monnaie à son effigie, ornées de symboles à décrypter.</text:p>
          </table:table-cell>
          <table:table-cell office:value-type="string" office:string-value="JulienNavas">
            <text:p>JulienNavas</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XXXX,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XXXX, le centre opérationnel départemental d’incendie et de secours. Ce n’est pas le genre de choses qu’on fait tous les jours, mais nous avons des femmes et des hommes qui sont parfaitement formés pour ça. »</text:p>
          </table:table-cell>
          <table:table-cell office:value-type="string" office:string-value="CODIS">
            <text:p>CODIS</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XXXX.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XXXX.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Paris">
            <text:p>Paris</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square des Maures, le long du canal Saint-Martin dans le Xe arrondissement de Paris, ont été abattus jeudi 6 novembre. En cause : l’arrachage de leurs racines par l’entreprise Fayolle-XXXX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XXXX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Génie">
            <text:p>Génie</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ait à l’annoncer dans le bulletin municipal qui vient tout juste de paraître, mais la nouvelle s’était déjà largement répandue : XXXX XXXX,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XXXX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XXXX XXXX,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XXXX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BrunoCoradetti">
            <text:p>BrunoCoradetti</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XXXX,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XXXX,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Chunlei">
            <text:p>Chunlei</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XXXX,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XXXX,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Transdev">
            <text:p>Transdev</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XXXX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XXXX,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XXXX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XXXX,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Bergeries">
            <text:p>Bergeries</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XXXX,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XXXX, c’est que les flammes ont rapidement pu être éteintes grâce aux voisins du couple, premières victimes du feu, qui habitent la partie avant de cet immeuble divisé en deux.</text:p>
          </table:table-cell>
          <table:table-cell office:value-type="string" office:string-value="Beauvais">
            <text:p>Beauvais</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XXXX.">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XXXX.</text:p>
          </table:table-cell>
          <table:table-cell office:value-type="string" office:string-value="Instagram">
            <text:p>Instagram</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XXXX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XXXX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Groenlandais">
            <text:p>Groenlandais</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XXXX.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XXXX. Cette fois-ci, l’auteur a choisi la marche des femmes les 5 et 6 octobre vers Versailles, qui entraînera la fuite du couple royal. </text:p>
          </table:table-cell>
          <table:table-cell office:value-type="string" office:string-value="romans">
            <text:p>romans</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ans en arrêt cardiorespiratoire a été réanimé après une noyade survenue à la piscine municipale de XXXX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XXXX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Creil">
            <text:p>Creil</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Ces médicaments valent plus cher que l’or. Un homme et une femme, âgés de 31 et 32 ans, ont été mis en examen le 24 octobre par un juge d’instruction de XXX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XXX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Meaux">
            <text:p>Meaux</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XXXX XXXX.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XXXX XXXX. Mais surtout parce que depuis sa tendre enfance, il est un inconditionnel de la marque de jouets danoise, numéro un mondial du secteur.</text:p>
          </table:table-cell>
          <table:table-cell office:value-type="string" office:string-value="GeorgeLucas">
            <text:p>GeorgeLucas</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XXXX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XXXX est coupable de banqueroute par détournements d’actifs, ont estimé les juges. Les opérations effectuées ont en réalité déséquilibré et dépouillé le groupe Quinta Industries. » Filiale d’une holding dont Tarak ben XXXX était l’actionnaire, celui-ci a périclité au début des années 2000 quand s’est imposée la numérisation des films.">
            <text:p>« J’espère que le tribunal rétablira la vérité. » Au terme de son procès pour faillite frauduleuse en septembre dernier, le magnat du cinéma Tarak ben XXXX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XXXX est coupable de banqueroute par détournements d’actifs, ont estimé les juges. Les opérations effectuées ont en réalité déséquilibré et dépouillé le groupe Quinta Industries. » Filiale d’une holding dont Tarak ben XXXX était l’actionnaire, celui-ci a périclité au début des années 2000 quand s’est imposée la numérisation des films.</text:p>
          </table:table-cell>
          <table:table-cell office:value-type="string" office:string-value="Ammar">
            <text:p>Ammar</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XXXX XXXX.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XXXX XXXX.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AndréSantini">
            <text:p>AndréSantini</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XXXX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XXXX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Nahel">
            <text:p>Nahel</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XXXX)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XXXX)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LR">
            <text:p>LR</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XXXX XXXX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XXXX XXXX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ManuelAeschlimann">
            <text:p>ManuelAeschlimann</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ros incendie dans l’usine Panzani, à XXXX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XXXX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ennevilliers">
            <text:p>Gennevilliers</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XXXX,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XXXX,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ouis-Roche">
            <text:p>Louis-Roche</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XXXX.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XXXX.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Ouest">
            <text:p>Ouest</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XXXX XXXX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XXXX XXXX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ÉricDelienne">
            <text:p>ÉricDelienne</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XXXX)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XXXX)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PCF">
            <text:p>PCF</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le 22 septembre, de son corps décomposé, Mohand Alouache, mort dans l’isolement et le dénuement à XXXX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XXXX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Montrouge">
            <text:p>Montrouge</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XXXX XXXX.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XXXX XXXX. Elle aussi sommelière et meilleure apprentie de France 2019, elle a notamment travaillé chez Halo, un lieu hybride du Marais entre mode, design et gastronomie. </text:p>
          </table:table-cell>
          <table:table-cell office:value-type="string" office:string-value="IrèneJaubert">
            <text:p>IrèneJaubert</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XXXX de ses soupçons de fraude à l’épreuve théorique de l’examen du permis de conduire.Depuis début septembre, des policiers de la brigade de police administrative et des enquêtes générales (BPAEG) du commissariat de police de XXXX-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XXXX de ses soupçons de fraude à l’épreuve théorique de l’examen du permis de conduire.Depuis début septembre, des policiers de la brigade de police administrative et des enquêtes générales (BPAEG) du commissariat de police de XXXX-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Melun">
            <text:p>Melun</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hémorragie. C’est le résultat de quatre années de travail collectif mené, dans le cadre du XXXX XXXX XXXX,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XXXX XXXX XXXX,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PacteSanté77">
            <text:p>PacteSanté77</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XXXX)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XXXX) permettant des aides d’État à l’installation de nouveaux praticiens. Si la Seine-Saint-Denis, la Seine-et-Marne et le Val-d’Oise sont les trois départements les plus concernés, aucun n’y échappe.</text:p>
          </table:table-cell>
          <table:table-cell office:value-type="string" office:string-value="ZIP">
            <text:p>ZIP</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